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A43D0E071ECA176D8D.png" manifest:media-type="image/png"/>
  <manifest:file-entry manifest:full-path="Pictures/10000000000004B2000001BADA03A5B9E590D1A3.png" manifest:media-type="image/png"/>
  <manifest:file-entry manifest:full-path="Pictures/10000000000004B2000001B75F4312EA82E8675A.png" manifest:media-type="image/png"/>
  <manifest:file-entry manifest:full-path="Pictures/10000000000004B2000003D4A731FBF0FEC65710.png" manifest:media-type="image/png"/>
  <manifest:file-entry manifest:full-path="Pictures/10000000000004B20000037E8BF6F026D1F7E843.png" manifest:media-type="image/png"/>
  <manifest:file-entry manifest:full-path="Pictures/10000000000004B2000002391AE2C3D4747F7344.png" manifest:media-type="image/png"/>
  <manifest:file-entry manifest:full-path="Pictures/10000000000004B200000263243637548539CC6C.png" manifest:media-type="image/png"/>
  <manifest:file-entry manifest:full-path="Pictures/10000000000004B2000002B9DD1538089B9C7C37.png" manifest:media-type="image/png"/>
  <manifest:file-entry manifest:full-path="Pictures/10000000000004B2000002DF0306AFF6103BB08E.png" manifest:media-type="image/png"/>
  <manifest:file-entry manifest:full-path="Pictures/10000000000004B200000297084B31C32865C7CF.png" manifest:media-type="image/png"/>
  <manifest:file-entry manifest:full-path="Pictures/10000000000004B20000027A27E6B2313B9A68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397cm" svg:y="1.27cm">
          <draw:image xlink:href="Pictures/10000000000004B2000002391AE2C3D4747F734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27cm" svg:y="11.999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3.653cm" svg:x="2.794cm" svg:y="1.651cm">
          <draw:image xlink:href="Pictures/10000000000004B20000037E8BF6F026D1F7E843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26.543cm" svg:y="17.526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16324.824120603 -18501.0375670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6.165cm" svg:x="1.98cm" svg:y="1.361cm">
          <draw:image xlink:href="Pictures/10000000000004B200000263243637548539CC6C.png" xlink:type="simple" xlink:show="embed" xlink:actuate="onLoad">
            <text:p/>
          </draw:image>
        </draw:frame>
        <draw:frame draw:style-name="gr1" draw:text-style-name="P1" draw:layer="layout" svg:width="31.802cm" svg:height="17.541cm" svg:x="2.213cm" svg:y="18.573cm">
          <draw:image xlink:href="Pictures/10000000000004B200000297084B31C32865C7C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16.774cm" svg:x="2.273cm" svg:y="1.299cm">
          <draw:image xlink:href="Pictures/10000000000004B20000027A27E6B2313B9A6802.png" xlink:type="simple" xlink:show="embed" xlink:actuate="onLoad">
            <text:p/>
          </draw:image>
        </draw:frame>
        <draw:frame draw:style-name="gr1" draw:text-style-name="P1" draw:layer="layout" svg:width="31.802cm" svg:height="18.44cm" svg:x="2.107cm" svg:y="18.796cm">
          <draw:image xlink:href="Pictures/10000000000004B2000002B9DD1538089B9C7C37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19.446cm" svg:x="2.488cm" svg:y="2.54cm">
          <draw:image xlink:href="Pictures/10000000000004B2000002DF0306AFF6103BB08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5.928cm" svg:x="2.107cm" svg:y="2.159cm">
          <draw:image xlink:href="Pictures/10000000000004B2000003D4A731FBF0FEC65710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5" draw:text-style-name="P2" draw:layer="layout" svg:width="31.802cm" svg:height="11.614cm" svg:x="2.107cm" svg:y="2.667cm">
          <draw:image xlink:href="Pictures/10000000000004B2000001B75F4312EA82E8675A.png" xlink:type="simple" xlink:show="embed" xlink:actuate="onLoad">
            <text:p/>
          </draw:image>
        </draw:frame>
        <draw:frame draw:style-name="gr5" draw:text-style-name="P2" draw:layer="layout" svg:width="31.802cm" svg:height="11.694cm" svg:x="2.54cm" svg:y="15.992cm">
          <draw:image xlink:href="Pictures/10000000000004B2000001BADA03A5B9E590D1A3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5" draw:text-style-name="P2" draw:layer="layout" svg:width="31.802cm" svg:height="17.885cm" svg:x="3.25cm" svg:y="1.778cm">
          <draw:image xlink:href="Pictures/10000000000004B2000002A43D0E071ECA176D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12T13:27:34.588908647</dc:date>
    <meta:editing-duration>P1DT3H29M24S</meta:editing-duration>
    <meta:editing-cycles>56</meta:editing-cycles>
    <meta:generator>LibreOffice/6.0.7.3$Linux_X86_64 LibreOffice_project/00m0$Build-3</meta:generator>
    <meta:document-statistic meta:object-count="15"/>
  </office:meta>
</office:document-meta>
</file>